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4fb" officeooo:paragraph-rsid="00112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26.068203396</meta:creation-date>
    <dc:date>2020-01-24T15:27:54.862699316</dc:date>
    <meta:editing-duration>PT1M29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